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2.4299in"/>
    </style:style>
    <style:style style:name="co3" style:family="table-column">
      <style:table-column-properties fo:break-before="auto" style:column-width="0.8016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1.070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9382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3.9602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Adwaita Sans" style:font-name-complex="Noto Sans Arabic"/>
    </style:style>
    <style:style style:name="ce3" style:family="table-cell" style:parent-style-name="Default">
      <style:text-properties style:font-name="DejaVu Serif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0" table:number-columns-repeated="16372"/>
        <table:table-row table:style-name="ro1">
          <table:table-cell office:value-type="string" calcext:value-type="string">
            <text:p>Item Count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Unit price $</text:p>
          </table:table-cell>
          <table:table-cell table:style-name="Default" office:value-type="string" calcext:value-type="string">
            <text:p>Total Price*</text:p>
          </table:table-cell>
          <table:table-cell office:value-type="string" calcext:value-type="string">
            <text:p>Price with discounts*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unning total $*</text:p>
          </table:table-cell>
          <table:table-cell office:value-type="string" calcext:value-type="string">
            <text:p>Running total with coupons*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*Rounded to two decimal places</text:p>
          </table:table-cell>
          <table:table-cell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spi pico</text:p>
          </table:table-cell>
          <table:table-cell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office:value-type="string" calcext:value-type="string">
            <text:p><text:a xlink:href="https://www.adafruit.com/product/5525" xlink:type="simple">https://www.adafruit.com/product/5525</text:a></text:p>
          </table:table-cell>
          <table:table-cell table:formula="of:=ROUND(INDIRECT(&quot;R[0]C4&quot;; 0)*1.06;2)" office:value-type="float" office:value="5.3" calcext:value-type="float">
            <text:p>5.3</text:p>
          </table:table-cell>
          <table:table-cell table:formula="of:=ROUND(INDIRECT(&quot;R[0]C5&quot;; 0)*1.06;2)"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CP23017-E/SP</text:p>
          </table:table-cell>
          <table:table-cell office:value-type="float" office:value="2.8633" calcext:value-type="float">
            <text:p>2.863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span text:style-name="T1"><text:a xlink:href="https://www.lcsc.com/product-detail/C647352.html" xlink:type="simple">https://www.lcsc.com/product-detail/C647352.html</text:a></text:span></text:p>
          </table:table-cell>
          <table:table-cell table:formula="of:=ROUND(INDIRECT(&quot;R[0]C4&quot;; 0)*1.06;2)+INDIRECT(&quot;R[-1]C7&quot;; 0)" office:value-type="float" office:value="5.3" calcext:value-type="float">
            <text:p>5.3</text:p>
          </table:table-cell>
          <table:table-cell table:formula="of:=ROUND(INDIRECT(&quot;R[0]C5&quot;; 0)*1.06;2)+INDIRECT(&quot;R[-1]C8&quot;; 0)"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7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DUROCK MX Hotswap PCB Socket </text:p>
          </table:table-cell>
          <table:table-cell office:value-type="float" office:value="12.99" calcext:value-type="float">
            <text:p>12.99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amazon.com/DUROCK-Mechanical-Keyboard-Switches-Hot-Swap/dp/B0B4W9YMGM" xlink:type="simple">https://www.amazon.com/DUROCK-Mechanical-Keyboard-Switches-Hot-Swap/dp/B0B4W9YMGM</text:a></text:p>
          </table:table-cell>
          <table:table-cell table:formula="of:=ROUND(INDIRECT(&quot;R[0]C4&quot;; 0)*1.06;2)+INDIRECT(&quot;R[-1]C7&quot;; 0)" office:value-type="float" office:value="5.3" calcext:value-type="float">
            <text:p>5.3</text:p>
          </table:table-cell>
          <table:table-cell table:formula="of:=ROUND(INDIRECT(&quot;R[0]C5&quot;; 0)*1.06;2)+INDIRECT(&quot;R[-1]C8&quot;; 0)"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es in a pack of 110 sockets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N4148-t50A diode</text:p>
          </table:table-cell>
          <table:table-cell table:style-name="ce3" office:value-type="float" office:value="0.0338" calcext:value-type="float">
            <text:p>0.0338</text:p>
          </table:table-cell>
          <table:table-cell table:formula="of:=ROUND(INDIRECT(&quot;R[0]C1&quot;; 0) * INDIRECT(&quot;R[0]C3&quot;; 0);2)" office:value-type="float" office:value="3.72" calcext:value-type="float">
            <text:p>3.72</text:p>
          </table:table-cell>
          <table:table-cell table:formula="of:=ROUND(INDIRECT(&quot;R[0]C1&quot;; 0) * INDIRECT(&quot;R[0]C3&quot;; 0);2)" office:value-type="float" office:value="3.72" calcext:value-type="float">
            <text:p>3.72</text:p>
          </table:table-cell>
          <table:table-cell table:style-name="ce1" office:value-type="string" calcext:value-type="string">
            <text:p><text:a xlink:href="https://www.lcsc.com/product-detail/C895215.html" xlink:type="simple">https://www.lcsc.com/product-detail/C895215.html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s of 10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.7kΩ Resister</text:p>
          </table:table-cell>
          <table:table-cell office:value-type="float" office:value="0.0104" calcext:value-type="float">
            <text:p>0.010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lcsc.com/product-detail/C172560.html" xlink:type="simple">https://www.lcsc.com/product-detail/C172560.html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keycaps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printables.com/model/118708-simple-cherry-mx-keycap" xlink:type="simple">https://www.printables.com/model/118708-simple-cherry-mx-keycap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g each can print myself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utemu(Gaote) Blue Switches</text:p>
          </table:table-cell>
          <table:table-cell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style-name="ce1" office:value-type="string" calcext:value-type="string">
            <text:p><text:a xlink:href="https://www.amazon.com/gp/product/B0CBSL2Z75" xlink:type="simple">https://www.amazon.com/gp/product/B0CBSL2Z75</text:a></text:p>
          </table:table-cell>
          <table:table-cell table:formula="of:=ROUND(INDIRECT(&quot;R[0]C4&quot;; 0)*1.06;2)+INDIRECT(&quot;R[-1]C7&quot;; 0)" office:value-type="float" office:value="32.55" calcext:value-type="float">
            <text:p>32.55</text:p>
          </table:table-cell>
          <table:table-cell table:formula="of:=ROUND(INDIRECT(&quot;R[0]C5&quot;; 0)*1.06;2)+INDIRECT(&quot;R[-1]C8&quot;; 0)" office:value-type="float" office:value="32.55" calcext:value-type="float">
            <text:p>32.55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ack of 108 price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rotary encoder</text:p>
          </table:table-cell>
          <table:table-cell office:value-type="float" office:value="2.0254" calcext:value-type="float">
            <text:p>2.025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lcsc.com/product-detail/C470754.html?s_z=n_EC11" xlink:type="simple">https://www.lcsc.com/product-detail/C470754.html?s_z=n_EC11</text:a></text:p>
          </table:table-cell>
          <table:table-cell table:formula="of:=ROUND(INDIRECT(&quot;R[0]C4&quot;; 0)*1.06;2)+INDIRECT(&quot;R[-1]C7&quot;; 0)" office:value-type="float" office:value="32.55" calcext:value-type="float">
            <text:p>32.55</text:p>
          </table:table-cell>
          <table:table-cell table:formula="of:=ROUND(INDIRECT(&quot;R[0]C5&quot;; 0)*1.06;2)+INDIRECT(&quot;R[-1]C8&quot;; 0)" office:value-type="float" office:value="32.55" calcext:value-type="float">
            <text:p>32.5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CB mount stabalizers</text:p>
          </table:table-cell>
          <table:table-cell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office:value-type="string" calcext:value-type="string">
            <text:p><text:a xlink:href="https://www.amazon.com/gp/product/B0CHZ4YD9W?psc=1" xlink:type="simple">https://www.amazon.com/gp/product/B0CHZ4YD9W?psc=1</text:a></text:p>
          </table:table-cell>
          <table:table-cell table:formula="of:=ROUND(INDIRECT(&quot;R[0]C4&quot;; 0)*1.06;2)+INDIRECT(&quot;R[-1]C7&quot;; 0)" office:value-type="float" office:value="55.86" calcext:value-type="float">
            <text:p>55.86</text:p>
          </table:table-cell>
          <table:table-cell table:formula="of:=ROUND(INDIRECT(&quot;R[0]C5&quot;; 0)*1.06;2)+INDIRECT(&quot;R[-1]C8&quot;; 0)" office:value-type="float" office:value="55.86" calcext:value-type="float">
            <text:p>55.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% kit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float" office:value="40.5" calcext:value-type="float">
            <text:p>40.5</text:p>
          </table:table-cell>
          <table:table-cell table:formula="of:=ROUND(INDIRECT(&quot;R[0]C1&quot;; 0) * INDIRECT(&quot;R[0]C3&quot;; 0);2)" office:value-type="float" office:value="40.5" calcext:value-type="float">
            <text:p>40.5</text:p>
          </table:table-cell>
          <table:table-cell table:formula="of:=ROUND(INDIRECT(&quot;R[0]C1&quot;; 0) * INDIRECT(&quot;R[0]C3&quot;; 0);2)" office:value-type="float" office:value="40.5" calcext:value-type="float">
            <text:p>40.5</text:p>
          </table:table-cell>
          <table:table-cell office:value-type="string" calcext:value-type="string">
            <text:p><text:a xlink:href="https://www.jlcpcb/" xlink:type="simple">https://www.jlcpcb</text:a>.com</text:p>
          </table:table-cell>
          <table:table-cell table:formula="of:=ROUND(INDIRECT(&quot;R[0]C4&quot;; 0)*1.06;2)+INDIRECT(&quot;R[-1]C7&quot;; 0)" office:value-type="float" office:value="98.79" calcext:value-type="float">
            <text:p>98.79</text:p>
          </table:table-cell>
          <table:table-cell table:formula="of:=ROUND(INDIRECT(&quot;R[0]C5&quot;; 0)*1.06;2)+INDIRECT(&quot;R[-1]C8&quot;; 0)" office:value-type="float" office:value="98.79" calcext:value-type="float">
            <text:p>98.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cpcb price is cheaper then pcbway before shipping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led display</text:p>
          </table:table-cell>
          <table:table-cell office:value-type="float" office:value="2.43" calcext:value-type="float">
            <text:p>2.4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aliexpress.us/item/3256808041069220.html" xlink:type="simple">https://www.aliexpress.us/item/3256808041069220.html</text:a></text:p>
          </table:table-cell>
          <table:table-cell table:formula="of:=ROUND(INDIRECT(&quot;R[0]C4&quot;; 0)*1.06;2)+INDIRECT(&quot;R[-1]C7&quot;; 0)" office:value-type="float" office:value="98.79" calcext:value-type="float">
            <text:p>98.79</text:p>
          </table:table-cell>
          <table:table-cell table:formula="of:=ROUND(INDIRECT(&quot;R[0]C5&quot;; 0)*1.06;2)+INDIRECT(&quot;R[-1]C8&quot;; 0)" office:value-type="float" office:value="98.79" calcext:value-type="float">
            <text:p>98.7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in header for oled</text:p>
          </table:table-cell>
          <table:table-cell office:value-type="float" office:value="0.3233" calcext:value-type="float">
            <text:p>0.323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lcsc.com/product-detail/C19795120.html" xlink:type="simple">https://www.lcsc.com/product-detail/C19795120.html</text:a></text:p>
          </table:table-cell>
          <table:table-cell table:formula="of:=ROUND(INDIRECT(&quot;R[0]C4&quot;; 0)*1.06;2)+INDIRECT(&quot;R[-1]C7&quot;; 0)" office:value-type="float" office:value="98.79" calcext:value-type="float">
            <text:p>98.79</text:p>
          </table:table-cell>
          <table:table-cell table:formula="of:=ROUND(INDIRECT(&quot;R[0]C5&quot;; 0)*1.06;2)+INDIRECT(&quot;R[-1]C8&quot;; 0)" office:value-type="float" office:value="98.79" calcext:value-type="float">
            <text:p>98.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cks of 5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00nF cap</text:p>
          </table:table-cell>
          <table:table-cell office:value-type="float" office:value="0.4264" calcext:value-type="float">
            <text:p>0.426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lcsc.com/product-detail/C1622885.html" xlink:type="simple">https://www.lcsc.com/product-detail/C1622885.html</text:a></text:p>
          </table:table-cell>
          <table:table-cell table:formula="of:=ROUND(INDIRECT(&quot;R[0]C4&quot;; 0)*1.06;2)+INDIRECT(&quot;R[-1]C7&quot;; 0)" office:value-type="float" office:value="98.79" calcext:value-type="float">
            <text:p>98.79</text:p>
          </table:table-cell>
          <table:table-cell table:formula="of:=ROUND(INDIRECT(&quot;R[0]C5&quot;; 0)*1.06;2)+INDIRECT(&quot;R[-1]C8&quot;; 0)" office:value-type="float" office:value="98.79" calcext:value-type="float">
            <text:p>98.7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se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tinkercad.com/things/01yfcJqc3YT-ingenious-bigery-lappi/edit?sharecode=nC_VnJf1HsXTyW1O5QeXRIFHX63alX2Tb5NiMYivruU" xlink:type="simple">https://www.tinkercad.com/things/01yfcJqc3YT-ingenious-bigery-lappi/edit?sharecode=nC_VnJf1HsXTyW1O5QeXRIFHX63alX2Tb5NiMYivruU</text:a></text:p>
          </table:table-cell>
          <table:table-cell table:formula="of:=ROUND(INDIRECT(&quot;R[0]C4&quot;; 0)*1.06;2)+INDIRECT(&quot;R[-1]C7&quot;; 0)" office:value-type="float" office:value="98.79" calcext:value-type="float">
            <text:p>98.79</text:p>
          </table:table-cell>
          <table:table-cell table:formula="of:=ROUND(INDIRECT(&quot;R[0]C5&quot;; 0)*1.06;2)+INDIRECT(&quot;R[-1]C8&quot;; 0)" office:value-type="float" office:value="98.79" calcext:value-type="float">
            <text:p>98.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nt my self/make out of cardboard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pping for PCB</text:p>
          </table:table-cell>
          <table:table-cell office:value-type="float" office:value="58.5" calcext:value-type="float">
            <text:p>58.5</text:p>
          </table:table-cell>
          <table:table-cell table:formula="of:=ROUND(INDIRECT(&quot;R[0]C1&quot;; 0) * INDIRECT(&quot;R[0]C3&quot;; 0);2)" office:value-type="float" office:value="58.5" calcext:value-type="float">
            <text:p>58.5</text:p>
          </table:table-cell>
          <table:table-cell table:formula="of:=ROUND(INDIRECT(&quot;R[0]C1&quot;; 0) * INDIRECT(&quot;R[0]C3&quot;; 0)-32.18;2)" office:value-type="float" office:value="26.32" calcext:value-type="float">
            <text:p>26.32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60.8" calcext:value-type="float">
            <text:p>160.8</text:p>
          </table:table-cell>
          <table:table-cell table:formula="of:=ROUND(INDIRECT(&quot;R[0]C5&quot;; 0)*1.06;2)+INDIRECT(&quot;R[-1]C8&quot;; 0)" office:value-type="float" office:value="126.69" calcext:value-type="float">
            <text:p>126.69</text:p>
          </table:table-cell>
          <table:table-cell/>
          <table:table-cell office:value-type="string" calcext:value-type="string">
            <text:p>First shipping cost is for DHL express second one is for GDL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gikey shipping and tarrifs</text:p>
          </table:table-cell>
          <table:table-cell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/>
          <table:table-cell table:formula="of:=ROUND(INDIRECT(&quot;R[0]C4&quot;; 0)*1.06;2)+INDIRECT(&quot;R[-1]C7&quot;; 0)" office:value-type="float" office:value="166.48" calcext:value-type="float">
            <text:p>166.48</text:p>
          </table:table-cell>
          <table:table-cell table:formula="of:=ROUND(INDIRECT(&quot;R[0]C5&quot;; 0)*1.06;2)+INDIRECT(&quot;R[-1]C8&quot;; 0)" office:value-type="float" office:value="132.37" calcext:value-type="float">
            <text:p>132.37</text:p>
          </table:table-cell>
          <table:table-cell/>
          <table:table-cell office:value-type="string" calcext:value-type="string">
            <text:p>±$5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afruit shipping</text:p>
          </table:table-cell>
          <table:table-cell office:value-type="float" office:value="5.99" calcext:value-type="float">
            <text:p>5.99</text:p>
          </table:table-cell>
          <table:table-cell table:formula="of:=ROUND(INDIRECT(&quot;R[0]C1&quot;; 0) * INDIRECT(&quot;R[0]C3&quot;; 0);2)" office:value-type="float" office:value="5.99" calcext:value-type="float">
            <text:p>5.99</text:p>
          </table:table-cell>
          <table:table-cell table:formula="of:=ROUND(INDIRECT(&quot;R[0]C1&quot;; 0) * INDIRECT(&quot;R[0]C3&quot;; 0);2)" office:value-type="float" office:value="5.99" calcext:value-type="float">
            <text:p>5.99</text:p>
          </table:table-cell>
          <table:table-cell/>
          <table:table-cell table:formula="of:=ROUND(INDIRECT(&quot;R[0]C4&quot;; 0)*1.06;2)+INDIRECT(&quot;R[-1]C7&quot;; 0)" office:value-type="float" office:value="172.83" calcext:value-type="float">
            <text:p>172.83</text:p>
          </table:table-cell>
          <table:table-cell table:formula="of:=ROUND(INDIRECT(&quot;R[0]C5&quot;; 0)*1.06;2)+INDIRECT(&quot;R[-1]C8&quot;; 0)" office:value-type="float" office:value="138.72" calcext:value-type="float">
            <text:p>138.72</text:p>
          </table:table-cell>
          <table:table-cell table:number-columns-repeated="4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azon shipping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172.83" calcext:value-type="float">
            <text:p>172.83</text:p>
          </table:table-cell>
          <table:table-cell table:formula="of:=ROUND(INDIRECT(&quot;R[0]C5&quot;; 0)*1.06;2)+INDIRECT(&quot;R[-1]C8&quot;; 0)" office:value-type="float" office:value="138.72" calcext:value-type="float">
            <text:p>138.72</text:p>
          </table:table-cell>
          <table:table-cell/>
          <table:table-cell office:value-type="string" calcext:value-type="string">
            <text:p>over min amount for free shipping</text:p>
          </table:table-cell>
          <table:table-cell table:number-columns-repeated="2"/>
          <table:table-cell table:style-name="Default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09:52:18.850850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7:02:51.344795253</meta:creation-date>
    <meta:editing-duration>P1DT1H45M30S</meta:editing-duration>
    <meta:editing-cycles>27</meta:editing-cycles>
    <meta:generator>LibreOffice/25.8.4.2$Linux_X86_64 LibreOffice_project/580$Build-2</meta:generator>
    <dc:date>2026-01-08T09:53:55.201693429</dc:date>
    <meta:document-statistic meta:table-count="1" meta:cell-count="177" meta:object-count="0"/>
  </office:meta>
</office:document-meta>
</file>